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25.2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123"/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26" style:family="table-cell" style:parent-style-name="Default" style:data-style-name="N40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27" style:family="table-cell" style:parent-style-name="Presentiel_5f_Asent">
      <style:map style:condition="cell-content()=0" style:apply-style-name="Presentiel_5f_Asent" style:base-cell-address="'Semaine 1'.B2"/>
      <style:map style:condition="cell-content()=1" style:apply-style-name="Presentiel_5f_Present" style:base-cell-address="'Semaine 1'.B2"/>
      <style:map style:condition="cell-content()=0" style:apply-style-name="Accent" style:base-cell-address="'Semaine 1'.B2"/>
    </style:style>
    <style:style style:name="ce28" style:family="table-cell" style:parent-style-name="Default" style:data-style-name="N123"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3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Presentiel_5f_Asent">
      <style:map style:condition="cell-content()=0" style:apply-style-name="Presentiel_5f_Asent" style:base-cell-address="'Semaine 2'.B2"/>
      <style:map style:condition="cell-content()=1" style:apply-style-name="Presentiel_5f_Present" style:base-cell-address="'Semaine 2'.B2"/>
      <style:map style:condition="cell-content()=0" style:apply-style-name="Accent" style:base-cell-address="'Semaine 2'.B2"/>
    </style:style>
    <style:style style:name="ce13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14" style:family="table-cell" style:parent-style-name="Presentiel_5f_Asent">
      <style:map style:condition="cell-content()=0" style:apply-style-name="Presentiel_5f_Asent" style:base-cell-address="'Semaine 4'.B2"/>
      <style:map style:condition="cell-content()=1" style:apply-style-name="Presentiel_5f_Present" style:base-cell-address="'Semaine 4'.B2"/>
      <style:map style:condition="cell-content()=0" style:apply-style-name="Accent" style:base-cell-address="'Semaine 4'.B2"/>
    </style:style>
    <style:style style:name="ce48" style:family="table-cell" style:parent-style-name="Default" style:data-style-name="N40">
      <style:text-properties fo:font-size="8pt" style:font-size-asian="8pt" style:font-size-complex="8pt"/>
    </style:style>
    <style:style style:name="ce16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17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  <style:style style:name="T1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Noto Sans CJK SC Regular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obal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R du 10_05</text:p>
          </table:table-cell>
          <table:covered-table-cell/>
          <table:table-cell table:style-name="ce23" table:formula="of:=[$'Semaine 1'.B20]" office:value-type="string" office:string-value="Cette semaine a été passée à me familiariser avec le sujet et en découvrir des écrits académiques" calcext:value-type="string" table:number-columns-spanned="9" table:number-rows-spanned="1">
            <text:p>Cette semaine a été passée à me familiariser avec le sujet et en découvrir des écrits académiques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17_05</text:p>
          </table:table-cell>
          <table:covered-table-cell/>
          <table:table-cell table:style-name="ce23" table:formula="of:=[$'Semaine 2'.B19]" office:value-type="string" office:string-value="Codage d’un PacMan à nouvements atomiques (cf. Archivage/PacMan_v0) et un à mouvements continus (cf. WIP/PacMan)" calcext:value-type="string" table:number-columns-spanned="9" table:number-rows-spanned="1">
            <text:p>Codage d’un PacMan à nouvements atomiques (cf. Archivage/PacMan_v0) et un à mouvements continus (cf. WIP/PacMan)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24_05</text:p>
          </table:table-cell>
          <table:covered-table-cell/>
          <table:table-cell table:style-name="ce23" table:formula="of:=[$'Semaine 3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31_05</text:p>
          </table:table-cell>
          <table:covered-table-cell/>
          <table:table-cell table:style-name="ce23" table:formula="of:=[$'Semaine 4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07_06</text:p>
          </table:table-cell>
          <table:covered-table-cell/>
          <table:table-cell table:style-name="ce23" table:formula="of:=[$'Semaine 5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14_06</text:p>
          </table:table-cell>
          <table:covered-table-cell/>
          <table:table-cell table:style-name="ce23" table:formula="of:=[$'Semaine 6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11" table:number-rows-spanned="1">
            <text:p><text:span text:style-name="T1">Toutes informations supplémentaires sont accessibles à l’adresse suivante : </text:span><text:span text:style-name="T1"><text:a xlink:href="https://github.com/ValentinLebouvier/TAL2019" xlink:type="simple">https://github.com/ValentinLebouvier/TAL2019</text:a></text:span><text:span text:style-name="T1"> </text:span></text:p>
          </table:table-cell>
          <table:covered-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Travail Initial Demandé </text:p>
          </table:table-cell>
          <table:covered-table-cell/>
          <table:table-cell table:style-name="ce23" office:value-type="string" calcext:value-type="string" table:number-columns-spanned="9" table:number-rows-spanned="1">
            <text:p>Objectif 1 : Comprendre le modèle des Behaviour Trees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9" table:number-rows-spanned="1">
            <text:p>Objectif 2 : Étudier une possible mise en place d’un TP pour L2 en POO introduisant la notion de BT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9" table:number-rows-spanned="1">
            <text:p>(Opt.) Objectif 3 : Étudier les possibles implémentations pour le mission planning</text:p>
          </table:table-cell>
          <table:covered-table-cell table:number-columns-repeated="8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Total :</text:p>
          </table:table-cell>
          <table:table-cell table:style-name="ce24" table:formula="of:=SUM([$'Semaine 1'.B9];[$'Semaine 2'.B9];[$'Semaine 3'.B9];[$'Semaine 4'.B9];[$'Semaine 5'.B9];[$'Semaine 6'.B9])" office:value-type="time" office:time-value="PT74H00M00S" calcext:value-type="time">
            <text:p>74:00</text:p>
          </table:table-cell>
          <table:table-cell table:number-columns-repeated="9"/>
        </table:table-row>
      </table:table>
      <table:table table:name="Semaine 1" table:style-name="ta1">
        <table:table-column table:style-name="co3" table:default-cell-style-name="Default"/>
        <table:table-column table:style-name="co4" table:default-cell-style-name="ce37"/>
        <table:table-column table:style-name="co4" table:number-columns-repeated="24" table:default-cell-style-name="Default"/>
        <table:table-row table:style-name="ro1">
          <table:table-cell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25" office:value-type="date" office:date-value="2019-05-06" calcext:value-type="date">
            <text:p>lundi 6 mai</text:p>
          </table:table-cell>
          <table:table-cell table:number-columns-repeated="11"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43" table:formula="of:=SUM([.B2:.Y2])*TIME(0;30;0)" office:value-type="time" office:time-value="PT03H30M00S" calcext:value-type="time">
            <text:p>03:30</text:p>
          </table:table-cell>
        </table:table-row>
        <table:table-row table:style-name="ro1">
          <table:table-cell table:style-name="ce25" office:value-type="date" office:date-value="2019-05-07" calcext:value-type="date">
            <text:p>mardi 7 mai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43" table:formula="of:=SUM([.B3:.Y3])*TIME(0;30;0)" office:value-type="time" office:time-value="PT07H00M00S" calcext:value-type="time">
            <text:p>07:00</text:p>
          </table:table-cell>
        </table:table-row>
        <table:table-row table:style-name="ro1">
          <table:table-cell table:style-name="ce25" office:value-type="date" office:date-value="2019-05-08" calcext:value-type="date">
            <text:p>mercredi 8 mai</text:p>
          </table:table-cell>
          <table:table-cell table:number-columns-repeated="24" table:style-name="ce27" office:value-type="float" office:value="0" calcext:value-type="float">
            <text:p>0</text:p>
          </table:table-cell>
          <table:table-cell table:style-name="ce43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table:style-name="ce25" office:value-type="date" office:date-value="2019-05-09" calcext:value-type="date">
            <text:p>jeudi 9 mai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"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43" table:formula="of:=SUM([.B5:.Y5])*TIME(0;30;0)" office:value-type="time" office:time-value="PT08H00M00S" calcext:value-type="time">
            <text:p>08:00</text:p>
          </table:table-cell>
        </table:table-row>
        <table:table-row table:style-name="ro1">
          <table:table-cell table:style-name="ce25" office:value-type="date" office:date-value="2019-05-10" calcext:value-type="date">
            <text:p>vendredi 10 mai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number-columns-repeated="10" table:style-name="ce27" office:value-type="float" office:value="0" calcext:value-type="float">
            <text:p>0</text:p>
          </table:table-cell>
          <table:table-cell table:style-name="ce43" table:formula="of:=SUM([.B6:.Y6])*TIME(0;30;0)" office:value-type="time" office:time-value="PT06H00M00S" calcext:value-type="time">
            <text:p>06:0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Total Semaine</text:p>
          </table:table-cell>
          <table:table-cell table:style-name="ce28" table:formula="of:=SUM([.Z2:.Z6])" office:value-type="time" office:time-value="PT24H30M00S" calcext:value-type="time">
            <text:p>24:30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 calcext:value-type="string" table:number-columns-spanned="25" table:number-rows-spanned="1">
            <text:p>Toutes informations supplémentaires sont accessibles ici : <text:a xlink:href="https://github.com/ValentinLebouvier/TAL2019" xlink:type="simple">https://github.com/ValentinLebouvier/TAL2019</text:a> </text:p>
          </table:table-cell>
          <table:covered-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style-name="ce25" table:formula="of:=[.A2]" office:value-type="date" office:date-value="2019-05-06" calcext:value-type="date">
            <text:p>lundi 6 mai</text:p>
          </table:table-cell>
          <table:table-cell table:style-name="ce41" office:value-type="string" calcext:value-type="string" table:number-columns-spanned="25" table:number-rows-spanned="1">
            <text:p>Découverte du sujet (3h) &amp; Installation Anaconda (0h30) : pyTree library documentation</text:p>
          </table:table-cell>
          <table:covered-table-cell table:number-columns-repeated="24" table:style-name="ce10"/>
        </table:table-row>
        <table:table-row table:style-name="ro1">
          <table:table-cell table:style-name="ce25" table:formula="of:=[.A3]" office:value-type="date" office:date-value="2019-05-07" calcext:value-type="date">
            <text:p>mardi 7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 : Behavior Trees in Robotics and AI(198p)</text:p>
          </table:table-cell>
          <table:covered-table-cell table:number-columns-repeated="24" table:style-name="ce10"/>
        </table:table-row>
        <table:table-row table:style-name="ro1">
          <table:table-cell table:style-name="ce25" table:formula="of:=[.A4]" office:value-type="date" office:date-value="2019-05-08" calcext:value-type="date">
            <text:p>mercredi 8 mai</text:p>
          </table:table-cell>
          <table:table-cell table:number-columns-spanned="25" table:number-rows-spanned="1"/>
          <table:covered-table-cell table:number-columns-repeated="24" table:style-name="ce10"/>
        </table:table-row>
        <table:table-row table:style-name="ro1">
          <table:table-cell table:style-name="ce25" table:formula="of:=[.A5]" office:value-type="date" office:date-value="2019-05-09" calcext:value-type="date">
            <text:p>jeudi 9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 &amp; Pistes de réflexion sur le TP pour l2 (1h) : Toward a Unified Behaviour Trees Framework For Robot Control (8p)</text:p>
          </table:table-cell>
          <table:covered-table-cell table:number-columns-repeated="24" table:style-name="ce10"/>
        </table:table-row>
        <table:table-row table:style-name="ro1">
          <table:table-cell table:style-name="ce25" table:formula="of:=[.A6]" office:value-type="date" office:date-value="2019-05-10" calcext:value-type="date">
            <text:p>vendredi 10 mai</text:p>
          </table:table-cell>
          <table:table-cell office:value-type="string" calcext:value-type="string" table:number-columns-spanned="25" table:number-rows-spanned="1">
            <text:p>Réunion référent &amp; Recherche de sources (1h) &amp; lecture et synthèse de documents (4h) &amp; CR+Diapo (1h) : Behaviour Trees for Evolutionary Robotics Reducing the Reality Gap (128p)</text:p>
          </table:table-cell>
          <table:covered-table-cell table:number-columns-repeated="24" table:style-name="ce10"/>
        </table:table-row>
        <table:table-row table:style-name="ro1">
          <table:table-cell/>
          <table:table-cell table:style-name="ce10" table:number-columns-repeated="25"/>
        </table:table-row>
        <table:table-row table:style-name="ro1">
          <table:table-cell office:value-type="string" calcext:value-type="string">
            <text:p>Compte Rendu</text:p>
          </table:table-cell>
          <table:table-cell office:value-type="string" calcext:value-type="string" table:number-columns-spanned="25" table:number-rows-spanned="1">
            <text:p>Cette semaine a été passée à me familiariser avec le sujet et en découvrir des écrits académiques</text:p>
          </table:table-cell>
          <table:covered-table-cell table:number-columns-repeated="24" table:style-name="ce10"/>
        </table:table-row>
        <calcext:conditional-formats>
          <calcext:conditional-format calcext:target-range-address="'Semaine 1'.B2:'Semaine 1'.Y6">
            <calcext:condition calcext:apply-style-name="Presentiel_Asent" calcext:value="=0" calcext:base-cell-address="'Semaine 1'.B2"/>
            <calcext:condition calcext:apply-style-name="Presentiel_Present" calcext:value="=1" calcext:base-cell-address="'Semaine 1'.B2"/>
            <calcext:condition calcext:apply-style-name="Accent" calcext:value="=0" calcext:base-cell-address="'Semaine 1'.B2"/>
          </calcext:conditional-format>
        </calcext:conditional-formats>
      </table:table>
      <table:table table:name="Semaine 2" table:style-name="ta1">
        <table:table-column table:style-name="co3" table:default-cell-style-name="ce25"/>
        <table:table-column table:style-name="co4" table:default-cell-style-name="ce12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13" calcext:value-type="date">
            <text:p>lundi 13 mai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43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14" calcext:value-type="date">
            <text:p>mardi 14 mai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9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43" table:formula="of:=SUM([.B3:.Y3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5" calcext:value-type="date">
            <text:p>mercredi 15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43" table:formula="of:=SUM([.B4:.Y4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6" calcext:value-type="date">
            <text:p>jeudi 16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43" table:formula="of:=SUM([.B5:.Y5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7" calcext:value-type="date">
            <text:p>vendredi 17 ma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43" table:formula="of:=SUM([.B6:.Y6])*TIME(0;30;0)" office:value-type="time" office:time-value="PT06H00M00S" calcext:value-type="time">
            <text:p>06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28" table:formula="of:=SUM([.Z2:.Z6])" office:value-type="time" office:time-value="PT35H30M00S" calcext:value-type="time">
            <text:p>35:3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13" calcext:value-type="date">
            <text:p>lundi 13 mai</text:p>
          </table:table-cell>
          <table:table-cell table:style-name="ce41" office:value-type="string" calcext:value-type="string" table:number-columns-spanned="25" table:number-rows-spanned="1">
            <text:p>Recherche d’un exemple de BT et mise en place (5h) &amp; tentative installation pyTree sur anaconda (2h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5-14" calcext:value-type="date">
            <text:p>mardi 14 mai</text:p>
          </table:table-cell>
          <table:table-cell table:style-name="ce37" office:value-type="string" calcext:value-type="string" table:number-columns-spanned="25" table:number-rows-spanned="1">
            <text:p>Fin installation de pyTrees sur anaconda(1h) &amp; écriture d’un exemple de BT avec pyTrees (ex 1&amp;2 (60+..l), ~1.5h) &amp; réunion encadrant(~1h) &amp; développement de BTs pour PacMan (1h) &amp; écriture d’un engine pour faire un PacMan (66l,3.5h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5-15" calcext:value-type="date">
            <text:p>mercredi 15 mai</text:p>
          </table:table-cell>
          <table:table-cell table:style-name="ce37" office:value-type="string" calcext:value-type="string" table:number-columns-spanned="25" table:number-rows-spanned="1">
            <text:p>Écriture de l’engine PacMan et de 2 modes de fonctionnement pour PacMan (7h30, ~360l.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5-16" calcext:value-type="date">
            <text:p>jeudi 16 mai</text:p>
          </table:table-cell>
          <table:table-cell table:style-name="ce37" office:value-type="string" calcext:value-type="string" table:number-columns-spanned="25" table:number-rows-spanned="1">
            <text:p>Passage a un mode fonctionnel de PacMan (voir commit Pacman_v0) puis changement pour un engine en continu (7h30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5-17" calcext:value-type="date">
            <text:p>vendredi 17 mai</text:p>
          </table:table-cell>
          <table:table-cell table:style-name="ce37" office:value-type="string" calcext:value-type="string" table:number-columns-spanned="25" table:number-rows-spanned="1">
            <text:p>Continuation sur le modèle continu et mise au propre d’élements pour le rapport 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7" office:value-type="string" calcext:value-type="string" table:number-columns-spanned="25" table:number-rows-spanned="1">
            <text:p>Codage d’un PacMan à nouvements atomiques (cf. Archivage/PacMan_v0) et un à mouvements continus (cf. WIP/PacMan)</text:p>
          </table:table-cell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2'.B2:'Semaine 2'.Y6">
            <calcext:condition calcext:apply-style-name="Presentiel_Asent" calcext:value="=0" calcext:base-cell-address="'Semaine 2'.B2"/>
            <calcext:condition calcext:apply-style-name="Presentiel_Present" calcext:value="=1" calcext:base-cell-address="'Semaine 2'.B2"/>
            <calcext:condition calcext:apply-style-name="Accent" calcext:value="=0" calcext:base-cell-address="'Semaine 2'.B2"/>
          </calcext:conditional-format>
        </calcext:conditional-formats>
      </table:table>
      <table:table table:name="Semaine 3" table:style-name="ta1">
        <table:table-column table:style-name="co3" table:default-cell-style-name="ce25"/>
        <table:table-column table:style-name="co4" table:default-cell-style-name="ce13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0" calcext:value-type="date">
            <text:p>lundi 20 ma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3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1" calcext:value-type="date">
            <text:p>mardi 21 mai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8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43" table:formula="of:=SUM([.B3:.Y3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2" calcext:value-type="date">
            <text:p>mercredi 22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3" office:value-type="float" office:value="0" calcext:value-type="float">
            <text:p>0</text:p>
          </table:table-cell>
          <table:table-cell table:style-name="ce43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3" calcext:value-type="date">
            <text:p>jeudi 23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3" office:value-type="float" office:value="0" calcext:value-type="float">
            <text:p>0</text:p>
          </table:table-cell>
          <table:table-cell table:style-name="ce43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4" calcext:value-type="date">
            <text:p>vendredi 24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3" office:value-type="float" office:value="0" calcext:value-type="float">
            <text:p>0</text:p>
          </table:table-cell>
          <table:table-cell table:style-name="ce43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28" table:formula="of:=SUM([.Z2:.Z6])" office:value-type="time" office:time-value="PT14H00M00S" calcext:value-type="time">
            <text:p>14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0" calcext:value-type="date">
            <text:p>lundi 20 mai</text:p>
          </table:table-cell>
          <table:table-cell table:style-name="ce41" office:value-type="string" calcext:value-type="string" table:number-columns-spanned="25" table:number-rows-spanned="1">
            <text:p>Terminer d’écrire la v1 du pacman continu &amp;&amp; début d’implémentation des détections inter-agents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5-21" calcext:value-type="date">
            <text:p>mardi 21 mai</text:p>
          </table:table-cell>
          <table:table-cell table:style-name="ce37" office:value-type="string" calcext:value-type="string" table:number-columns-spanned="25" table:number-rows-spanned="1">
            <text:p>Implémentation de la chasse aux PacGums &amp;&amp; débugs liés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5-22" calcext:value-type="date">
            <text:p>mercredi 22 mai</text:p>
          </table:table-cell>
          <table:table-cell table:style-name="ce37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5-23" calcext:value-type="date">
            <text:p>jeudi 23 mai</text:p>
          </table:table-cell>
          <table:table-cell table:style-name="ce37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5-24" calcext:value-type="date">
            <text:p>vendredi 24 mai</text:p>
          </table:table-cell>
          <table:table-cell table:style-name="ce37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7" table:number-columns-spanned="25" table:number-rows-spanned="1"/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3'.B2:'Semaine 3'.Y6">
            <calcext:condition calcext:apply-style-name="Presentiel_Asent" calcext:value="=0" calcext:base-cell-address="'Semaine 3'.B2"/>
            <calcext:condition calcext:apply-style-name="Presentiel_Present" calcext:value="=1" calcext:base-cell-address="'Semaine 3'.B2"/>
            <calcext:condition calcext:apply-style-name="Accent" calcext:value="=0" calcext:base-cell-address="'Semaine 3'.B2"/>
          </calcext:conditional-format>
        </calcext:conditional-formats>
      </table:table>
      <table:table table:name="Semaine 4" table:style-name="ta1">
        <table:table-column table:style-name="co3" table:default-cell-style-name="ce25"/>
        <table:table-column table:style-name="co4" table:default-cell-style-name="ce14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7" calcext:value-type="date">
            <text:p>lundi 27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43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8" calcext:value-type="date">
            <text:p>mardi 28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43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9" calcext:value-type="date">
            <text:p>mercredi 29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43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0" calcext:value-type="date">
            <text:p>jeudi 3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43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1" calcext:value-type="date">
            <text:p>vendredi 3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43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8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7" calcext:value-type="date">
            <text:p>lundi 27 mai</text:p>
          </table:table-cell>
          <table:table-cell table:style-name="ce41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5-28" calcext:value-type="date">
            <text:p>mardi 28 mai</text:p>
          </table:table-cell>
          <table:table-cell table:style-name="ce37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5-29" calcext:value-type="date">
            <text:p>mercredi 29 mai</text:p>
          </table:table-cell>
          <table:table-cell table:style-name="ce37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5-30" calcext:value-type="date">
            <text:p>jeudi 30 mai</text:p>
          </table:table-cell>
          <table:table-cell table:style-name="ce37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5-31" calcext:value-type="date">
            <text:p>vendredi 31 mai</text:p>
          </table:table-cell>
          <table:table-cell table:style-name="ce37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7" table:number-columns-spanned="25" table:number-rows-spanned="1"/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4'.B2:'Semaine 4'.Y6">
            <calcext:condition calcext:apply-style-name="Presentiel_Asent" calcext:value="=0" calcext:base-cell-address="'Semaine 4'.B2"/>
            <calcext:condition calcext:apply-style-name="Presentiel_Present" calcext:value="=1" calcext:base-cell-address="'Semaine 4'.B2"/>
            <calcext:condition calcext:apply-style-name="Accent" calcext:value="=0" calcext:base-cell-address="'Semaine 4'.B2"/>
          </calcext:conditional-format>
        </calcext:conditional-formats>
      </table:table>
      <table:table table:name="Semaine 5" table:style-name="ta1">
        <table:table-column table:style-name="co3" table:default-cell-style-name="ce25"/>
        <table:table-column table:style-name="co4" table:default-cell-style-name="ce16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6-03" calcext:value-type="date">
            <text:p>lundi 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43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4" calcext:value-type="date">
            <text:p>mardi 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43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5" calcext:value-type="date">
            <text:p>mercredi 5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43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6" calcext:value-type="date">
            <text:p>jeudi 6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43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7" calcext:value-type="date">
            <text:p>vendredi 7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43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8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6-03" calcext:value-type="date">
            <text:p>lundi 3 juin</text:p>
          </table:table-cell>
          <table:table-cell table:style-name="ce41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6-04" calcext:value-type="date">
            <text:p>mardi 4 juin</text:p>
          </table:table-cell>
          <table:table-cell table:style-name="ce37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6-05" calcext:value-type="date">
            <text:p>mercredi 5 juin</text:p>
          </table:table-cell>
          <table:table-cell table:style-name="ce37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6-06" calcext:value-type="date">
            <text:p>jeudi 6 juin</text:p>
          </table:table-cell>
          <table:table-cell table:style-name="ce37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6-07" calcext:value-type="date">
            <text:p>vendredi 7 juin</text:p>
          </table:table-cell>
          <table:table-cell table:style-name="ce37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7" table:number-columns-spanned="25" table:number-rows-spanned="1"/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5'.B2:'Semaine 5'.Y6">
            <calcext:condition calcext:apply-style-name="Presentiel_Asent" calcext:value="=0" calcext:base-cell-address="'Semaine 5'.B2"/>
            <calcext:condition calcext:apply-style-name="Presentiel_Present" calcext:value="=1" calcext:base-cell-address="'Semaine 5'.B2"/>
            <calcext:condition calcext:apply-style-name="Accent" calcext:value="=0" calcext:base-cell-address="'Semaine 5'.B2"/>
          </calcext:conditional-format>
        </calcext:conditional-formats>
      </table:table>
      <table:table table:name="Semaine 6" table:style-name="ta1">
        <table:table-column table:style-name="co3" table:default-cell-style-name="ce25"/>
        <table:table-column table:style-name="co4" table:default-cell-style-name="ce17"/>
        <table:table-column table:style-name="co4" table:number-columns-repeated="24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6-10" calcext:value-type="date">
            <text:p>lundi 10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43" table:formula="of:=SUM([.B2:.Y2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1" calcext:value-type="date">
            <text:p>mardi 11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43" table:formula="of:=SUM([.B3:.Y3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2" calcext:value-type="date">
            <text:p>mercredi 12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43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3" calcext:value-type="date">
            <text:p>jeudi 1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43" table:formula="of:=SUM([.B5:.Y5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4" calcext:value-type="date">
            <text:p>vendredi 1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43"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8" table:formula="of:=SUM([.Z2:.Z6])" office:value-type="time" office:time-value="PT00H00M00S" calcext:value-type="time">
            <text:p>00:0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formula="of:=[.A2]" office:value-type="date" office:date-value="2019-06-10" calcext:value-type="date">
            <text:p>lundi 10 juin</text:p>
          </table:table-cell>
          <table:table-cell table:style-name="ce41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3]" office:value-type="date" office:date-value="2019-06-11" calcext:value-type="date">
            <text:p>mardi 11 juin</text:p>
          </table:table-cell>
          <table:table-cell table:style-name="ce37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4]" office:value-type="date" office:date-value="2019-06-12" calcext:value-type="date">
            <text:p>mercredi 12 juin</text:p>
          </table:table-cell>
          <table:table-cell table:style-name="ce37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5]" office:value-type="date" office:date-value="2019-06-13" calcext:value-type="date">
            <text:p>jeudi 13 juin</text:p>
          </table:table-cell>
          <table:table-cell table:style-name="ce37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6]" office:value-type="date" office:date-value="2019-06-14" calcext:value-type="date">
            <text:p>vendredi 14 juin</text:p>
          </table:table-cell>
          <table:table-cell table:style-name="ce37" table:number-columns-spanned="25" table:number-rows-spanned="1"/>
          <table:covered-table-cell table:number-columns-repeated="24" table:style-name="ce10"/>
        </table:table-row>
        <table:table-row table:style-name="ro1">
          <table:table-cell table:style-name="Default"/>
          <table:table-cell table:style-name="ce10" table:number-columns-repeated="25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7" table:number-columns-spanned="25" table:number-rows-spanned="1"/>
          <table:covered-table-cell table:number-columns-repeated="24" table:style-name="ce10"/>
        </table:table-row>
        <calcext:conditional-formats>
          <calcext:conditional-format calcext:target-range-address="'Semaine 6'.B2:'Semaine 6'.Y6">
            <calcext:condition calcext:apply-style-name="Presentiel_Asent" calcext:value="=0" calcext:base-cell-address="'Semaine 6'.B2"/>
            <calcext:condition calcext:apply-style-name="Presentiel_Present" calcext:value="=1" calcext:base-cell-address="'Semaine 6'.B2"/>
            <calcext:condition calcext:apply-style-name="Accent" calcext:value="=0" calcext:base-cell-address="'Semaine 6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date-style style:name="N122">
      <number:day/>
      <number:text>:</number:text>
      <number:hours number:style="long"/>
      <number:text>:</number:text>
      <number:minutes number:style="long"/>
    </number:date-style>
    <number:time-style style:name="N123" number:truncate-on-overflow="false">
      <number:hours number:style="long"/>
      <number:text>:</number:text>
      <number:minutes number:style="long"/>
    </number:time-style>
    <number:date-style style:name="N10107" number:language="fr" number:country="FR">
      <number:day-of-week number:style="long"/>
      <number:text> </number:text>
      <number:day/>
      <number:text> </number:text>
      <number:month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esentiel_5f_Present" style:display-name="Presentiel_Present" style:family="table-cell" style:parent-style-name="Default">
      <style:table-cell-properties fo:background-color="#72bf44" loext:vertical-justify="auto"/>
      <style:paragraph-properties css3t:text-justify="auto"/>
      <style:text-properties fo:color="#72bf44"/>
    </style:style>
    <style:style style:name="Presentiel_5f_Asent" style:display-name="Presentiel_Asent" style:family="table-cell" style:parent-style-name="Presentiel_5f_Present">
      <style:table-cell-properties fo:background-color="#999999" loext:vertical-justify="auto"/>
      <style:paragraph-properties css3t:text-justify="auto"/>
      <style:text-properties fo:color="#999999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15:52:16.813501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4:24:33.212798923</meta:creation-date>
    <dc:date>2019-05-21T15:56:52.719380749</dc:date>
    <meta:editing-duration>PT12H3M25S</meta:editing-duration>
    <meta:editing-cycles>39</meta:editing-cycles>
    <meta:generator>LibreOffice/6.0.7.3$Linux_X86_64 LibreOffice_project/00m0$Build-3</meta:generator>
    <meta:document-statistic meta:table-count="7" meta:cell-count="1017" meta:object-count="0"/>
  </office:meta>
</office:document-meta>
</file>